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0.164cm" fo:min-width="8.39cm"/>
    </style:style>
    <style:style style:name="gr2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3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0.11cm" fo:min-width="0cm"/>
    </style:style>
    <style:style style:name="gr6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7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8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9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10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11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12" style:family="graphic" style:parent-style-name="standard" style:list-style-name="L1">
      <style:graphic-properties draw:fill-color="#999999" draw:textarea-horizontal-align="justify" draw:textarea-vertical-align="middle" draw:auto-grow-height="false" fo:min-height="0.111cm" fo:min-width="0cm"/>
    </style:style>
    <style:style style:name="gr13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14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15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16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17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18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19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20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21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22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23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24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25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26" style:family="graphic" style:parent-style-name="standard" style:list-style-name="L1">
      <style:graphic-properties draw:fill-color="#999999" draw:textarea-horizontal-align="justify" draw:textarea-vertical-align="middle" draw:auto-grow-height="false" fo:min-height="0.11cm" fo:min-width="0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766cm" fo:min-width="2.1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3" style:family="paragraph">
      <loext:graphic-properties draw:fill-color="#999999"/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999999"/>
      <style:paragraph-properties fo:text-align="center" style:writing-mode="lr-tb"/>
    </style:style>
    <style:style style:name="P7" style:family="paragraph">
      <style:paragraph-properties fo:text-align="center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0.414cm" svg:x="2.016cm" svg:y="1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0.508cm" svg:height="0.508cm" svg:x="4.048cm" svg:y="9.016cm">
          <text:p text:style-name="P2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0.508cm" svg:height="0.508cm" svg:x="3.413cm" svg:y="8.254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3.847cm" svg:y1="8.688cm" svg:x2="4.122cm" svg:y2="9.09cm" draw:start-shape="id1" draw:start-glue-point="9" draw:end-shape="id2" draw:end-glue-point="5" svg:d="M3847 8688l275 402" svg:viewBox="0 0 276 403">
          <text:p/>
        </draw:connector>
        <draw:custom-shape draw:style-name="gr5" draw:text-style-name="P6" xml:id="id3" draw:id="id3" draw:layer="layout" svg:width="0.508cm" svg:height="0.508cm" svg:x="2.663cm" svg:y="9.016cm">
          <text:p text:style-name="P5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3.487cm" svg:y1="8.688cm" svg:x2="3.097cm" svg:y2="9.09cm" draw:start-shape="id1" draw:start-glue-point="7" draw:end-shape="id3" draw:end-glue-point="11" svg:d="M3487 8688l-390 402" svg:viewBox="0 0 391 403">
          <text:p/>
        </draw:connector>
        <draw:custom-shape draw:style-name="gr5" draw:text-style-name="P6" xml:id="id4" draw:id="id4" draw:layer="layout" svg:width="0.508cm" svg:height="0.508cm" svg:x="3.286cm" svg:y="9.651cm">
          <text:p text:style-name="P5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0.508cm" svg:height="0.508cm" svg:x="4.048cm" svg:y="10.286cm">
          <text:p text:style-name="P5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4.122cm" svg:y1="9.45cm" svg:x2="3.72cm" svg:y2="9.725cm" draw:start-shape="id2" draw:start-glue-point="7" draw:end-shape="id4" draw:end-glue-point="11" svg:d="M4122 9450l-402 275" svg:viewBox="0 0 403 276">
          <text:p/>
        </draw:connector>
        <draw:connector draw:style-name="gr4" draw:text-style-name="P4" draw:layer="layout" draw:type="line" svg:x1="3.72cm" svg:y1="10.085cm" svg:x2="4.122cm" svg:y2="10.36cm" draw:start-shape="id4" draw:start-glue-point="9" draw:end-shape="id5" draw:end-glue-point="5" svg:d="M3720 10085l402 275" svg:viewBox="0 0 403 276">
          <text:p/>
        </draw:connector>
        <draw:custom-shape draw:style-name="gr6" draw:text-style-name="P3" xml:id="id8" draw:id="id8" draw:layer="layout" svg:width="0.508cm" svg:height="0.508cm" svg:x="6.344cm" svg:y="8.381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6" draw:id="id6" draw:layer="layout" svg:width="0.508cm" svg:height="0.508cm" svg:x="5.687cm" svg:y="8.381cm">
          <text:p text:style-name="P2"><text:span text:style-name="T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" draw:id="id7" draw:layer="layout" svg:width="0.508cm" svg:height="0.508cm" svg:x="5.064cm" svg:y="9.016cm">
          <text:p text:style-name="P2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5.761cm" svg:y1="8.815cm" svg:x2="5.498cm" svg:y2="9.09cm" draw:start-shape="id6" draw:start-glue-point="7" draw:end-shape="id7" draw:end-glue-point="11" svg:d="M5761 8815l-263 275" svg:viewBox="0 0 264 276">
          <text:p/>
        </draw:connector>
        <draw:custom-shape draw:style-name="gr9" draw:text-style-name="P3" xml:id="id9" draw:id="id9" draw:layer="layout" svg:width="0.508cm" svg:height="0.508cm" svg:x="6.969cm" svg:y="9.04cm">
          <text:p text:style-name="P2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0" draw:id="id10" draw:layer="layout" svg:width="0.508cm" svg:height="0.508cm" svg:x="6.217cm" svg:y="9.651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6.778cm" svg:y1="8.815cm" svg:x2="7.043cm" svg:y2="9.114cm" draw:start-shape="id8" draw:start-glue-point="9" draw:end-shape="id9" draw:end-glue-point="5" svg:d="M6778 8815l265 299" svg:viewBox="0 0 266 300">
          <text:p/>
        </draw:connector>
        <draw:connector draw:style-name="gr4" draw:text-style-name="P4" draw:layer="layout" draw:type="line" svg:x1="7.043cm" svg:y1="9.474cm" svg:x2="6.651cm" svg:y2="9.725cm" draw:start-shape="id9" draw:start-glue-point="7" draw:end-shape="id10" draw:end-glue-point="11" svg:d="M7043 9474l-392 251" svg:viewBox="0 0 393 252">
          <text:p/>
        </draw:connector>
        <draw:custom-shape draw:style-name="gr5" draw:text-style-name="P6" xml:id="id11" draw:id="id11" draw:layer="layout" svg:width="0.508cm" svg:height="0.508cm" svg:x="9.01cm" svg:y="8.508cm">
          <text:p text:style-name="P5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2" draw:id="id12" draw:layer="layout" svg:width="0.508cm" svg:height="0.508cm" svg:x="8.366cm" svg:y="9.143cm">
          <text:p text:style-name="P2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9.084cm" svg:y1="8.942cm" svg:x2="8.8cm" svg:y2="9.217cm" draw:start-shape="id11" draw:start-glue-point="7" draw:end-shape="id12" draw:end-glue-point="11" svg:d="M9084 8942l-284 275" svg:viewBox="0 0 285 276">
          <text:p/>
        </draw:connector>
        <draw:custom-shape draw:style-name="gr12" draw:text-style-name="P3" xml:id="id13" draw:id="id13" draw:layer="layout" svg:width="0.509cm" svg:height="0.509cm" svg:x="9.762cm" svg:y="9.167cm">
          <text:p text:style-name="P2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4" draw:id="id14" draw:layer="layout" svg:width="0.508cm" svg:height="0.508cm" svg:x="9.01cm" svg:y="9.778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9.444cm" svg:y1="8.942cm" svg:x2="9.836cm" svg:y2="9.241cm" draw:start-shape="id11" draw:start-glue-point="9" draw:end-shape="id13" draw:end-glue-point="5" svg:d="M9444 8942l392 299" svg:viewBox="0 0 393 300">
          <text:p/>
        </draw:connector>
        <draw:connector draw:style-name="gr4" draw:text-style-name="P4" draw:layer="layout" draw:type="line" svg:x1="9.836cm" svg:y1="9.602cm" svg:x2="9.444cm" svg:y2="9.852cm" draw:start-shape="id13" draw:start-glue-point="7" draw:end-shape="id14" draw:end-glue-point="11" svg:d="M9836 9602l-392 250" svg:viewBox="0 0 393 251">
          <text:p/>
        </draw:connector>
        <draw:custom-shape draw:style-name="gr14" draw:text-style-name="P3" xml:id="id15" draw:id="id15" draw:layer="layout" svg:width="0.508cm" svg:height="0.508cm" svg:x="3.505cm" svg:y="1.942cm">
          <text:p text:style-name="P2"><text:span text:style-name="T1">z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3.939cm" svg:y1="2.376cm" svg:x2="4.376cm" svg:y2="2.747cm" draw:start-shape="id15" draw:start-glue-point="9" draw:end-shape="id16" draw:end-glue-point="5" svg:d="M3939 2376l437 371" svg:viewBox="0 0 438 372">
          <text:p/>
        </draw:connector>
        <draw:custom-shape draw:style-name="gr15" draw:text-style-name="P3" xml:id="id16" draw:id="id16" draw:layer="layout" svg:width="0.508cm" svg:height="0.508cm" svg:x="4.302cm" svg:y="2.673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0.508cm" svg:height="0.508cm" svg:x="5.832cm" svg:y="1.947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7" draw:id="id17" draw:layer="layout" svg:width="0.508cm" svg:height="0.508cm" svg:x="3.528cm" svg:y="3.72cm">
          <text:p text:style-name="P2"><text:span text:style-name="T1">z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8" draw:id="id18" draw:layer="layout" svg:width="0.508cm" svg:height="0.508cm" svg:x="2.778cm" svg:y="4.482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3.602cm" svg:y1="4.154cm" svg:x2="3.212cm" svg:y2="4.556cm" draw:start-shape="id17" draw:start-glue-point="7" draw:end-shape="id18" draw:end-glue-point="11" svg:d="M3602 4154l-390 402" svg:viewBox="0 0 391 403">
          <text:p/>
        </draw:connector>
        <draw:custom-shape draw:style-name="gr19" draw:text-style-name="P3" draw:layer="layout" svg:width="0.508cm" svg:height="0.508cm" svg:x="5.826cm" svg:y="3.72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19" draw:id="id19" draw:layer="layout" svg:width="0.508cm" svg:height="0.508cm" svg:x="3.575cm" svg:y="5.703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4.009cm" svg:y1="6.137cm" svg:x2="4.446cm" svg:y2="6.508cm" draw:start-shape="id19" draw:start-glue-point="9" draw:end-shape="id20" draw:end-glue-point="5" svg:d="M4009 6137l437 371" svg:viewBox="0 0 438 372">
          <text:p/>
        </draw:connector>
        <draw:custom-shape draw:style-name="gr21" draw:text-style-name="P3" xml:id="id21" draw:id="id21" draw:layer="layout" svg:width="0.508cm" svg:height="0.508cm" svg:x="2.825cm" svg:y="6.465cm">
          <text:p text:style-name="P2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3.649cm" svg:y1="6.137cm" svg:x2="3.259cm" svg:y2="6.539cm" draw:start-shape="id19" draw:start-glue-point="7" draw:end-shape="id21" draw:end-glue-point="11" svg:d="M3649 6137l-390 402" svg:viewBox="0 0 391 403">
          <text:p/>
        </draw:connector>
        <draw:custom-shape draw:style-name="gr22" draw:text-style-name="P3" xml:id="id20" draw:id="id20" draw:layer="layout" svg:width="0.508cm" svg:height="0.508cm" svg:x="4.372cm" svg:y="6.434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22" draw:id="id22" draw:layer="layout" svg:width="0.508cm" svg:height="0.508cm" svg:x="5.134cm" svg:y="7.069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4.806cm" svg:y1="6.868cm" svg:x2="5.208cm" svg:y2="7.143cm" draw:start-shape="id20" draw:start-glue-point="9" draw:end-shape="id22" draw:end-glue-point="5" svg:d="M4806 6868l402 275" svg:viewBox="0 0 403 276">
          <text:p/>
        </draw:connector>
        <draw:custom-shape draw:style-name="gr24" draw:text-style-name="P3" xml:id="id23" draw:id="id23" draw:layer="layout" svg:width="0.508cm" svg:height="0.508cm" svg:x="7.108cm" svg:y="5.83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7.542cm" svg:y1="6.264cm" svg:x2="7.979cm" svg:y2="6.635cm" draw:start-shape="id23" draw:start-glue-point="9" draw:end-shape="id24" draw:end-glue-point="5" svg:d="M7542 6264l437 371" svg:viewBox="0 0 438 372">
          <text:p/>
        </draw:connector>
        <draw:custom-shape draw:style-name="gr25" draw:text-style-name="P3" xml:id="id25" draw:id="id25" draw:layer="layout" svg:width="0.508cm" svg:height="0.508cm" svg:x="6.358cm" svg:y="6.592cm">
          <text:p text:style-name="P2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7.182cm" svg:y1="6.264cm" svg:x2="6.792cm" svg:y2="6.666cm" draw:start-shape="id23" draw:start-glue-point="7" draw:end-shape="id25" draw:end-glue-point="11" svg:d="M7182 6264l-390 402" svg:viewBox="0 0 391 403">
          <text:p/>
        </draw:connector>
        <draw:custom-shape draw:style-name="gr26" draw:text-style-name="P3" xml:id="id24" draw:id="id24" draw:layer="layout" svg:width="0.508cm" svg:height="0.508cm" svg:x="7.905cm" svg:y="6.561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2.667cm" svg:height="1.016cm" svg:x="7.858cm" svg:y="2.016cm">
          <text:p text:style-name="P7">delet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24T22:42:10.500442382</meta:creation-date>
    <dc:date>2022-04-25T09:57:17.629503025</dc:date>
    <meta:editing-duration>PT25M8S</meta:editing-duration>
    <meta:editing-cycles>5</meta:editing-cycles>
    <meta:generator>LibreOffice/6.1.5.2$Linux_ARM_EABI LibreOffice_project/10$Build-2</meta:generator>
    <meta:document-statistic meta:object-count="46"/>
  </office:meta>
</office:document-meta>
</file>